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137d2c" officeooo:paragraph-rsid="00137d2c"/>
    </style:style>
    <style:style style:name="P2" style:family="paragraph" style:parent-style-name="Standard">
      <style:text-properties officeooo:paragraph-rsid="00144ec5"/>
    </style:style>
    <style:style style:name="P3" style:family="paragraph" style:parent-style-name="Standard">
      <style:text-properties fo:color="#000000" loext:opacity="100%" style:font-name="Liberation Serif" fo:font-size="14pt" officeooo:paragraph-rsid="00137d2c" style:font-size-asian="14pt" style:font-size-complex="14pt"/>
    </style:style>
    <style:style style:name="P4" style:family="paragraph" style:parent-style-name="Standard">
      <style:text-properties officeooo:paragraph-rsid="0040f253"/>
    </style:style>
    <style:style style:name="P5" style:family="paragraph" style:parent-style-name="Standard">
      <style:text-properties fo:font-size="14pt" officeooo:paragraph-rsid="003dc93f" style:font-size-asian="14pt" style:font-size-complex="14pt"/>
    </style:style>
    <style:style style:name="P6" style:family="paragraph" style:parent-style-name="Standard">
      <style:text-properties fo:font-size="14pt" officeooo:rsid="0010e108" style:font-size-asian="14pt" style:font-size-complex="14pt"/>
    </style:style>
    <style:style style:name="P7" style:family="paragraph" style:parent-style-name="Standard">
      <style:text-properties fo:font-size="14pt" officeooo:rsid="00144ec5" officeooo:paragraph-rsid="00144ec5" style:font-size-asian="14pt" style:font-size-complex="14pt"/>
    </style:style>
    <style:style style:name="P8" style:family="paragraph" style:parent-style-name="Standard">
      <style:text-properties fo:font-size="14pt" officeooo:paragraph-rsid="00144ec5" style:font-size-asian="14pt" style:font-size-complex="14pt"/>
    </style:style>
    <style:style style:name="P9" style:family="paragraph" style:parent-style-name="Standard">
      <style:text-properties fo:font-size="14pt" officeooo:paragraph-rsid="002117a8" style:font-size-asian="14pt" style:font-size-complex="14pt"/>
    </style:style>
    <style:style style:name="P10" style:family="paragraph" style:parent-style-name="Standard">
      <style:text-properties fo:font-size="14pt" officeooo:rsid="0040f253" officeooo:paragraph-rsid="0040f253" style:font-size-asian="14pt" style:font-size-complex="14pt"/>
    </style:style>
    <style:style style:name="P11" style:family="paragraph" style:parent-style-name="Standard">
      <style:text-properties fo:font-size="14pt" officeooo:rsid="00180ac8" officeooo:paragraph-rsid="00180ac8" style:font-size-asian="14pt" style:font-size-complex="14pt"/>
    </style:style>
    <style:style style:name="P12" style:family="paragraph" style:parent-style-name="Standard">
      <style:text-properties officeooo:paragraph-rsid="004a8ea8"/>
    </style:style>
    <style:style style:name="P13" style:family="paragraph" style:parent-style-name="Standard">
      <style:text-properties fo:font-size="16pt" officeooo:rsid="000bde4f" style:font-size-asian="16pt" style:font-size-complex="16pt"/>
    </style:style>
    <style:style style:name="P14" style:family="paragraph" style:parent-style-name="Standard">
      <style:text-properties fo:font-size="16pt" officeooo:rsid="000bde4f" officeooo:paragraph-rsid="00137d2c" style:font-size-asian="16pt" style:font-size-complex="16pt"/>
    </style:style>
    <style:style style:name="P15" style:family="paragraph" style:parent-style-name="Standard">
      <style:text-properties fo:font-size="16pt" officeooo:rsid="000bde4f" officeooo:paragraph-rsid="00272c93" style:font-size-asian="16pt" style:font-size-complex="16pt"/>
    </style:style>
    <style:style style:name="P16" style:family="paragraph" style:parent-style-name="Standard">
      <style:text-properties fo:font-size="16pt" officeooo:rsid="00180ac8" officeooo:paragraph-rsid="00180ac8" style:font-size-asian="16pt" style:font-size-complex="16pt"/>
    </style:style>
    <style:style style:name="P17" style:family="paragraph" style:parent-style-name="Standard">
      <style:text-properties fo:font-size="16pt" officeooo:rsid="004ce3c4" officeooo:paragraph-rsid="00180ac8" style:font-size-asian="16pt" style:font-size-complex="16pt"/>
    </style:style>
    <style:style style:name="P18" style:family="paragraph" style:parent-style-name="Standard">
      <style:text-properties fo:font-size="16pt" officeooo:rsid="0040f253" officeooo:paragraph-rsid="0040f253" style:font-size-asian="16pt" style:font-size-complex="16pt"/>
    </style:style>
    <style:style style:name="P19" style:family="paragraph" style:parent-style-name="Standard">
      <style:text-properties fo:color="#000000" loext:opacity="100%" fo:font-size="14pt" style:text-underline-style="none" fo:font-weight="normal" officeooo:rsid="00272c93" officeooo:paragraph-rsid="003dc93f" style:font-size-asian="14pt" style:font-weight-asian="normal" style:font-size-complex="14pt" style:font-weight-complex="normal"/>
    </style:style>
    <style:style style:name="P20" style:family="paragraph" style:parent-style-name="Standard">
      <style:text-properties fo:font-size="14pt" officeooo:rsid="000bde4f" style:font-size-asian="14pt" style:font-size-complex="14pt"/>
    </style:style>
    <style:style style:name="P21" style:family="paragraph" style:parent-style-name="Standard">
      <style:text-properties fo:font-size="14pt" officeooo:rsid="000bfc55" officeooo:paragraph-rsid="00180ac8" style:font-size-asian="14pt" style:font-size-complex="14pt"/>
    </style:style>
    <style:style style:name="P22" style:family="paragraph" style:parent-style-name="Standard">
      <style:text-properties fo:font-size="14pt" officeooo:rsid="000bfc55" officeooo:paragraph-rsid="0054b88b" style:font-size-asian="14pt" style:font-size-complex="14pt"/>
    </style:style>
    <style:style style:name="P23" style:family="paragraph" style:parent-style-name="Standard">
      <style:text-properties fo:font-size="14pt" officeooo:rsid="000bfc55" officeooo:paragraph-rsid="0055ae78" style:font-size-asian="14pt" style:font-size-complex="14pt"/>
    </style:style>
    <style:style style:name="P24" style:family="paragraph" style:parent-style-name="Standard">
      <style:text-properties fo:font-size="14pt" officeooo:rsid="004d51e8" officeooo:paragraph-rsid="004d51e8" style:font-size-asian="14pt" style:font-size-complex="14pt"/>
    </style:style>
    <style:style style:name="P25" style:family="paragraph" style:parent-style-name="Standard">
      <style:text-properties fo:font-size="14pt" officeooo:rsid="004f14ce" officeooo:paragraph-rsid="00502ebf" style:font-size-asian="14pt" style:font-size-complex="14pt"/>
    </style:style>
    <style:style style:name="P26" style:family="paragraph" style:parent-style-name="Standard">
      <style:text-properties fo:font-size="14pt" style:font-size-asian="14pt" style:font-size-complex="14pt"/>
    </style:style>
    <style:style style:name="P27" style:family="paragraph" style:parent-style-name="Standard">
      <style:text-properties fo:font-size="14pt" officeooo:rsid="00541d09" officeooo:paragraph-rsid="00541d09" style:font-size-asian="14pt" style:font-size-complex="14pt"/>
    </style:style>
    <style:style style:name="P28" style:family="paragraph" style:parent-style-name="Standard">
      <style:text-properties fo:font-size="14pt" officeooo:paragraph-rsid="0054b88b" style:font-size-asian="14pt" style:font-size-complex="14pt"/>
    </style:style>
    <style:style style:name="P29" style:family="paragraph" style:parent-style-name="Standard">
      <style:text-properties fo:font-size="14pt" officeooo:rsid="0057097f" officeooo:paragraph-rsid="0057097f" style:font-size-asian="14pt" style:font-size-complex="14pt"/>
    </style:style>
    <style:style style:name="P30" style:family="paragraph" style:parent-style-name="Standard">
      <style:text-properties fo:font-size="15pt" officeooo:rsid="00541a66" officeooo:paragraph-rsid="00541a66" style:font-size-asian="15pt" style:font-size-complex="15pt"/>
    </style:style>
    <style:style style:name="P31" style:family="paragraph" style:parent-style-name="Standard">
      <style:text-properties officeooo:paragraph-rsid="0054b88b"/>
    </style:style>
    <style:style style:name="P32" style:family="paragraph" style:parent-style-name="Text_20_body">
      <style:text-properties fo:font-size="14pt" officeooo:rsid="001fb557" officeooo:paragraph-rsid="004ed3bb" style:font-size-asian="14pt" style:font-size-complex="14pt"/>
    </style:style>
    <style:style style:name="P33" style:family="paragraph" style:parent-style-name="Text_20_body">
      <style:text-properties fo:font-size="14pt" style:font-size-asian="14pt" style:font-size-complex="14pt"/>
    </style:style>
    <style:style style:name="T1" style:family="text">
      <style:text-properties fo:font-size="15pt" style:font-size-asian="15pt" style:font-size-complex="15pt"/>
    </style:style>
    <style:style style:name="T2" style:family="text">
      <style:text-properties fo:font-size="15pt" fo:font-weight="bold" style:font-size-asian="15pt" style:font-weight-asian="bold" style:font-size-complex="15pt" style:font-weight-complex="bold"/>
    </style:style>
    <style:style style:name="T3" style:family="text">
      <style:text-properties officeooo:rsid="000bde4f"/>
    </style:style>
    <style:style style:name="T4" style:family="text">
      <style:text-properties fo:font-size="16pt" style:font-size-asian="16pt" style:font-size-complex="16pt"/>
    </style:style>
    <style:style style:name="T5" style:family="text">
      <style:text-properties fo:font-size="16pt" officeooo:rsid="000bde4f" style:font-size-asian="16pt" style:font-size-complex="16pt"/>
    </style:style>
    <style:style style:name="T6" style:family="text">
      <style:text-properties fo:font-size="16pt" officeooo:rsid="0040f253" style:font-size-asian="16pt" style:font-size-complex="16pt"/>
    </style:style>
    <style:style style:name="T7" style:family="text">
      <style:text-properties fo:font-size="16pt" officeooo:rsid="0054b88b" style:font-size-asian="16pt" style:font-size-complex="16pt"/>
    </style:style>
    <style:style style:name="T8" style:family="text">
      <style:text-properties fo:font-size="16pt" officeooo:rsid="0055ae78" style:font-size-asian="16pt" style:font-size-complex="16pt"/>
    </style:style>
    <style:style style:name="T9" style:family="text">
      <style:text-properties fo:font-size="16pt" fo:font-weight="normal" style:font-size-asian="16pt" style:font-weight-asian="normal" style:font-size-complex="16pt" style:font-weight-complex="normal"/>
    </style:style>
    <style:style style:name="T10" style:family="text">
      <style:text-properties fo:font-size="16pt" fo:font-weight="normal" officeooo:rsid="0040f253" style:font-size-asian="16pt" style:font-weight-asian="normal" style:font-size-complex="16pt" style:font-weight-complex="normal"/>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bold" officeooo:rsid="0052a43a" style:font-size-asian="16pt" style:font-weight-asian="bold" style:font-size-complex="16pt" style:font-weight-complex="bold"/>
    </style:style>
    <style:style style:name="T13" style:family="text">
      <style:text-properties fo:font-size="16pt" fo:font-weight="bold" officeooo:rsid="000bfc55" style:font-size-asian="16pt" style:font-weight-asian="bold" style:font-size-complex="16pt" style:font-weight-complex="bold"/>
    </style:style>
    <style:style style:name="T14" style:family="text">
      <style:text-properties fo:font-size="16pt" fo:font-weight="bold" officeooo:rsid="004a8ea8" style:font-size-asian="16pt" style:font-weight-asian="bold" style:font-size-complex="16pt" style:font-weight-complex="bold"/>
    </style:style>
    <style:style style:name="T15" style:family="text">
      <style:text-properties fo:font-size="16pt" fo:font-weight="bold" officeooo:rsid="00180ac8" style:font-size-asian="16pt" style:font-weight-asian="bold" style:font-size-complex="16pt" style:font-weight-complex="bold"/>
    </style:style>
    <style:style style:name="T16" style:family="text">
      <style:text-properties fo:font-size="16pt" fo:font-weight="bold" officeooo:rsid="005f8efc" style:font-size-asian="16pt" style:font-weight-asian="bold" style:font-size-complex="16pt" style:font-weight-complex="bold"/>
    </style:style>
    <style:style style:name="T17" style:family="text">
      <style:text-properties officeooo:rsid="000bfc55"/>
    </style:style>
    <style:style style:name="T18" style:family="text">
      <style:text-properties officeooo:rsid="0010e108"/>
    </style:style>
    <style:style style:name="T19" style:family="text">
      <style:text-properties officeooo:rsid="0011d15f"/>
    </style:style>
    <style:style style:name="T20" style:family="text">
      <style:text-properties officeooo:rsid="001330c3"/>
    </style:style>
    <style:style style:name="T21" style:family="text">
      <style:text-properties officeooo:rsid="00137d2c"/>
    </style:style>
    <style:style style:name="T22" style:family="text">
      <style:text-properties officeooo:rsid="00144ec5"/>
    </style:style>
    <style:style style:name="T23" style:family="text">
      <style:text-properties fo:font-variant="normal" fo:text-transform="none" fo:color="#000000" loext:opacity="100%" style:font-name="Liberation Serif" fo:font-size="14pt" fo:letter-spacing="normal" fo:font-style="normal" fo:font-weight="normal" officeooo:rsid="00144ec5" style:font-size-asian="14pt" style:font-size-complex="14pt"/>
    </style:style>
    <style:style style:name="T24" style:family="text">
      <style:text-properties fo:font-variant="normal" fo:text-transform="none" fo:color="#ececec" loext:opacity="100%" style:font-name="S hne" fo:font-size="12pt" fo:letter-spacing="normal" fo:font-style="normal" fo:font-weight="normal"/>
    </style:style>
    <style:style style:name="T25" style:family="text">
      <style:text-properties fo:color="#000000" loext:opacity="100%" style:font-name="Liberation Serif" fo:font-size="14pt" officeooo:rsid="00144ec5" style:font-size-asian="14pt" style:font-size-complex="14pt"/>
    </style:style>
    <style:style style:name="T26" style:family="text">
      <style:text-properties fo:color="#000000" loext:opacity="100%" style:text-underline-style="none" fo:font-weight="normal" style:font-weight-asian="normal" style:font-weight-complex="normal"/>
    </style:style>
    <style:style style:name="T27" style:family="text">
      <style:text-properties fo:color="#000000" loext:opacity="100%" style:text-underline-style="none" fo:font-weight="normal" officeooo:rsid="003dc93f" style:font-weight-asian="normal" style:font-weight-complex="normal"/>
    </style:style>
    <style:style style:name="T28" style:family="text">
      <style:text-properties officeooo:rsid="00148ba2"/>
    </style:style>
    <style:style style:name="T29" style:family="text">
      <style:text-properties officeooo:rsid="00246e62"/>
    </style:style>
    <style:style style:name="T30" style:family="text">
      <style:text-properties officeooo:rsid="003cac77"/>
    </style:style>
    <style:style style:name="T31" style:family="text">
      <style:text-properties fo:font-size="14pt" style:font-size-asian="14pt" style:font-size-complex="14pt"/>
    </style:style>
    <style:style style:name="T32" style:family="text">
      <style:text-properties fo:font-size="14pt" officeooo:rsid="00144ec5" style:font-size-asian="14pt" style:font-size-complex="14pt"/>
    </style:style>
    <style:style style:name="T33" style:family="text">
      <style:text-properties fo:font-size="14pt" officeooo:rsid="000bfc55" style:font-size-asian="14pt" style:font-size-complex="14pt"/>
    </style:style>
    <style:style style:name="T34" style:family="text">
      <style:text-properties fo:font-size="14pt" officeooo:rsid="00541d09" style:font-size-asian="14pt" style:font-size-complex="14pt"/>
    </style:style>
    <style:style style:name="T35" style:family="text">
      <style:text-properties fo:font-size="14pt" officeooo:rsid="0055ae78" style:font-size-asian="14pt" style:font-size-complex="14pt"/>
    </style:style>
    <style:style style:name="T36" style:family="text">
      <style:text-properties fo:font-size="14pt" fo:font-weight="normal" style:font-size-asian="14pt" style:font-weight-asian="normal" style:font-size-complex="14pt" style:font-weight-complex="normal"/>
    </style:style>
    <style:style style:name="T37" style:family="text">
      <style:text-properties fo:font-size="14pt" fo:font-weight="normal" officeooo:rsid="001a83ff" style:font-size-asian="14pt" style:font-weight-asian="normal" style:font-size-complex="14pt" style:font-weight-complex="normal"/>
    </style:style>
    <style:style style:name="T38" style:family="text">
      <style:text-properties fo:font-size="14pt" fo:font-weight="normal" officeooo:rsid="002117a8" style:font-size-asian="14pt" style:font-weight-asian="normal" style:font-size-complex="14pt" style:font-weight-complex="normal"/>
    </style:style>
    <style:style style:name="T39" style:family="text">
      <style:text-properties fo:font-size="14pt" fo:font-weight="normal" officeooo:rsid="001d3db1" style:font-size-asian="14pt" style:font-weight-asian="normal" style:font-size-complex="14pt" style:font-weight-complex="normal"/>
    </style:style>
    <style:style style:name="T40" style:family="text">
      <style:text-properties fo:font-size="14pt" fo:font-weight="normal" officeooo:rsid="001deaa7" style:font-size-asian="14pt" style:font-weight-asian="normal" style:font-size-complex="14pt" style:font-weight-complex="normal"/>
    </style:style>
    <style:style style:name="T41" style:family="text">
      <style:text-properties officeooo:rsid="0027747a"/>
    </style:style>
    <style:style style:name="T42" style:family="text">
      <style:text-properties officeooo:rsid="004ed3bb"/>
    </style:style>
    <style:style style:name="T43" style:family="text">
      <style:text-properties officeooo:rsid="004f56e4"/>
    </style:style>
    <style:style style:name="T44" style:family="text">
      <style:text-properties officeooo:rsid="00502ebf"/>
    </style:style>
    <style:style style:name="T45" style:family="text">
      <style:text-properties fo:font-weight="bold" style:font-weight-asian="bold" style:font-weight-complex="bold"/>
    </style:style>
    <style:style style:name="T46" style:family="text">
      <style:text-properties fo:font-weight="bold" officeooo:rsid="000bfc55" style:font-weight-asian="bold" style:font-weight-complex="bold"/>
    </style:style>
    <style:style style:name="T47" style:family="text">
      <style:text-properties officeooo:rsid="0052a43a"/>
    </style:style>
    <style:style style:name="T48" style:family="text">
      <style:text-properties officeooo:rsid="0054b88b"/>
    </style:style>
    <style:style style:name="T49" style:family="text">
      <style:text-properties officeooo:rsid="0055ae78"/>
    </style:style>
    <style:style style:name="T50" style:family="text">
      <style:text-properties officeooo:rsid="0057097f"/>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tab/><text:span text:style-name="T5">ÉTAT DE L’ART</text:span></text:p>
      <text:p text:style-name="P13"/>
      <text:p text:style-name="P13"/>
      <text:p text:style-name="P13"/>
      <text:p text:style-name="P14"/>
      <text:p text:style-name="P4"><text:span text:style-name="T10">1)<text:tab/></text:span><text:span text:style-name="T11">Résumé </text:span><text:span text:style-name="T9">:</text:span></text:p>
      <text:p text:style-name="P4"><text:span text:style-name="Strong_20_Emphasis"><text:span text:style-name="T9"/></text:span></text:p>
      <text:p text:style-name="P4"><text:span text:style-name="Strong_20_Emphasis"><text:span text:style-name="T36">Le jeu du loup-garou, </text:span></text:span><text:span text:style-name="Strong_20_Emphasis"><text:span text:style-name="T37">il est aussi connu </text:span></text:span><text:span text:style-name="Strong_20_Emphasis"><text:span text:style-name="T36">sous le nom de « Mafia »</text:span></text:span><text:span text:style-name="T36">, </text:span><text:span text:style-name="T37">est d’</text:span><text:span text:style-name="T36">origine </text:span><text:span text:style-name="T37">r</text:span><text:span text:style-name="T36">uss</text:span><text:span text:style-name="T37">e </text:span><text:span text:style-name="T38">et </text:span><text:span text:style-name="T36">a été créé par Dimitry Davidoff </text:span><text:span text:style-name="T37">en 1986</text:span><text:span text:style-name="T36">. </text:span><text:span text:style-name="T39">Il s’agit d’un jeu</text:span><text:span text:style-name="T36"> de rôle collaboratif, offr</text:span><text:span text:style-name="T40">ant</text:span><text:span text:style-name="T36"> une expérience de jeu immersive aux joueurs. Rapidement, le jeu s’est répandu dans le monde entier et a connu un immense succès auprès des jeunes comme des adultes.</text:span></text:p>
      <text:p text:style-name="P5"><text:span text:style-name="T29">D</text:span>ans <text:span text:style-name="T29">ce jeu,</text:span> <text:span text:style-name="T30">deux groupes s’oppose, les villageois et les loup-garous</text:span><text:span text:style-name="T26">. </text:span><text:span text:style-name="T27">Chaque personnages incarne un personnage fictif (villageois, loup-garou, chasseurs..).</text:span></text:p>
      <text:p text:style-name="P19">Le but du jeu est pour les villageois de démasquer et tuer tous les loups-garous. Contrairement aux loups-garous dont leur objectifs est d'éliminer tous les villageois et ne pas se faire démasquer.</text:p>
      <text:p text:style-name="P15"/>
      <text:p text:style-name="P14"/>
      <text:p text:style-name="P14"/>
      <text:p text:style-name="P1"><text:span text:style-name="T6">2</text:span><text:span text:style-name="T4">) <text:s text:c="3"/><text:tab/></text:span><text:span text:style-name="T12">DEFI DES LLM </text:span><text:span text:style-name="T16">(Large Language Models)</text:span></text:p>
      <text:p text:style-name="P13"/>
      <text:p text:style-name="P20">Long-Horizon Dialogue Understanding for Role Identification in the Game of Avalon with Large Language Models</text:p>
      <text:p text:style-name="P6"/>
      <text:p text:style-name="P24"/>
      <text:p text:style-name="P7">TROMPERIE ET PERSUASION</text:p>
      <text:p text:style-name="P8"/>
      <text:p text:style-name="P8"><text:span text:style-name="T17"><text:line-break/></text:span><text:span text:style-name="T28">Influence : </text:span><text:span text:style-name="T3">D</text:span><text:span text:style-name="T18">ans les dialogues, la tromperie et la persuasion sont très important. </text:span><text:span text:style-name="T19">En effet, cela </text:span><text:span text:style-name="T20">pose problème aux LLM car ceux-ci les induits en erreurs sur le long terme. </text:span><text:span text:style-name="T21">La persuasion peut être utilisé pour influencer les autres </text:span><text:span text:style-name="T22">participants pour qu’ils effectuent d’autres actions. </text:span></text:p>
      <text:p text:style-name="P8"/>
      <text:p text:style-name="P2"><text:span text:style-name="Strong_20_Emphasis"><text:span text:style-name="T36">Conflits d'objectifs : </text:span></text:span><text:span text:style-name="T32">Pour la tromperie, elle peut créer des conflits d’objectifs. Elle</text:span><text:span text:style-name="T23"> peut être utilisée pour dissimuler les véritables intentions et manipuler les autres participants afin de servir ses propres intérêts, même au détriment des autres.</text:span><text:span text:style-name="T25"> </text:span></text:p>
      <text:p text:style-name="P3"/>
      <text:p text:style-name="Standard"><text:span text:style-name="Strong_20_Emphasis"><text:span text:style-name="T36">Confusion et manipulation</text:span></text:span><text:span text:style-name="T36"> : La tromperie peut semer la confusion parmi les participants en introduisant de fausses informations ou en déformant la vérité. Cela peut rendre difficile pour les autres participants de prendre des décisions éclairées et de coopérer de manière efficace.</text:span><text:span text:style-name="T33"><text:tab/><text:tab/><text:tab/><text:tab/><text:tab/><text:tab/><text:tab/><text:tab/></text:span></text:p>
      <text:p text:style-name="P9"/>
      <text:p text:style-name="P9"><text:soft-page-break/></text:p>
      <text:p text:style-name="P10">3)<text:tab/><text:span text:style-name="T13">E</text:span><text:span text:style-name="T11">xpérience</text:span><text:span text:style-name="T14">s</text:span>: </text:p>
      <text:p text:style-name="P10"/>
      <text:p text:style-name="P18">-<text:span text:style-name="T1"> </text:span><text:span text:style-name="T2">Intégration de Thinker</text:span></text:p>
      <text:p text:style-name="P12"><text:span text:style-name="T31">Enhance Reasoning for Large Language Models in the Game Werewolf<text:tab/><text:tab/><text:tab/></text:span><text:span text:style-name="T33"><text:tab/><text:tab/><text:tab/><text:tab/><text:tab/><text:tab/><text:tab/><text:tab/></text:span></text:p>
      <text:p text:style-name="P32">Un cadre innovant qui intègre de grands modèles de langage (<text:span text:style-name="T42">LLM</text:span>) avec un module Thinker externe pour améliorer les capacités de raisonnement des agents basés sur les <text:span text:style-name="T42">LLM</text:span>. Thinker exploite directement les connaissances provenant de bases de données et utilise diverses techniques d'optimisation. </text:p>
      <text:p text:style-name="P32">- les <text:span text:style-name="T42">LLM</text:span> traitent les tâches intuitives d’<text:span text:style-name="T41">un premier système</text:span> 1 telles que le traitement du langage naturel.<text:tab/><text:tab/><text:tab/><text:tab/><text:tab/><text:tab/><text:tab/><text:tab/></text:p>
      <text:p text:style-name="P32">- Thinker se concentre sur les tâches cognitives d’<text:span text:style-name="T41">un deuxième système</text:span> qui nécessitent une analyse logique complexe et des connaissances spécifiques au domaine. </text:p>
      <text:p text:style-name="P21"/>
      <text:p text:style-name="P25">Travaux connexes :</text:p>
      <text:p text:style-name="P25"><text:span text:style-name="T44">différentes travaux pour amélioré le raisonnement des LLM.</text:span> </text:p>
      <text:p text:style-name="P21">-<text:span text:style-name="T47">[1]</text:span> WebGPT (Nakano et al., 2021) utilise les commentaires humains pour</text:p>
      <text:p text:style-name="P21">affiner GPT-3, lui permettant de répondre à des questions longues</text:p>
      <text:p text:style-name="P21">dans un contexte de navigation Web textuelle.</text:p>
      <text:p text:style-name="P21">-<text:span text:style-name="T47">[2]</text:span> OpenAGI (Ge et al., 2023) implémente RL <text:span text:style-name="T43">(apprentissage par renforcement)</text:span> à partir des commentaires pour affiner la stratégie de planification du LLM</text:p>
      <text:p text:style-name="P21"/>
      <text:p text:style-name="P21"/>
      <text:p text:style-name="P21"/>
      <text:p text:style-name="P30"><text:span text:style-name="T45">Apprentissage par expériences</text:span></text:p>
      <text:p text:style-name="P21"/>
      <text:p text:style-name="Standard"><text:span text:style-name="T34">C’ </text:span><text:span text:style-name="T31">est un processus dynamique où les joueurs acquièrent des connaissances et des compétences en participant à des parties répétées, en observant les stratégies des autres joueurs, en réfléchissant aux résultats des parties précédentes et en expérimentant avec différentes approches stratégiques. C'est grâce à cette accumulation d'expérience que les joueurs peuvent devenir de plus en plus habiles et compétitifs dans le jeu.</text:span></text:p>
      <text:p text:style-name="P21"/>
      <text:p text:style-name="P21"/>
      <text:p text:style-name="P27">Travaux connexes :</text:p>
      <text:p text:style-name="P27">différents travaux pour les games playing.</text:p>
      <text:p text:style-name="P22"><text:span text:style-name="T48">[3] </text:span>(Bowling et al., 2015 ; <text:s/><text:span text:style-name="T49">[4]</text:span>Brown et Sandholm, 2018). Et des performances surhumaines ont été atteintes dans certains jeux d'information incomplète.</text:p>
      <text:p text:style-name="P28"><text:soft-page-break/><text:span text:style-name="T48">[</text:span><text:span text:style-name="T49">5</text:span><text:span text:style-name="T48">] </text:span><text:span text:style-name="T17">(Osawa et coll., 2014 ; </text:span><text:span text:style-name="T49">[6] </text:span><text:span text:style-name="T17">Wang et Kaneko, 2018 ; </text:span><text:span text:style-name="T49">[7] </text:span><text:span text:style-name="T17">Shibata et coll. </text:span>2023). Limitation de la capacité d’expression des langage dans le jeu. <text:span text:style-name="T48">C</text:span>ontraintes qui restreignent la manière dont les joueurs peuvent communiquer.</text:p>
      <text:p text:style-name="P26"/>
      <text:p text:style-name="P21"/>
      <text:p text:style-name="P23"><text:tab/></text:p>
      <text:p text:style-name="P23"/>
      <text:p text:style-name="P23"/>
      <text:p text:style-name="P23"/>
      <text:p text:style-name="P23"/>
      <text:p text:style-name="P29"><text:span text:style-name="T45">Conclusion :</text:span></text:p>
      <text:p text:style-name="Text_20_body"><text:span text:style-name="T31"><text:line-break/>L'exploration de l'intégration des modèles de langage (LLM) dans le jeu du Loup-Garou ouvre de nouvelles perspectives dans le domaine de l'intelligence artificielle, révélant à la fois les défis et les opportunités de l'IA dans les contextes de déduction sociale et de communication en langage naturel. Le Loup-Garou, avec ses interactions complexes impliquant la tromperie, l'analyse comportementale, constitue un terrain d'expérimentation idéal pour tester et perfectionner les capacités des IA à comprendre, à interagir et à influencer dans des environnements sociaux.</text:span></text:p>
      <text:p text:style-name="P33">Cependant, malgré les avancées significatives dans ce domaine, des défis subsistent. Les LLMs doivent encore être améliorés pour prendre en compte les subtilités du jeu du Loup-Garou, notamment la détection de la tromperie, la persuasion.</text:p>
      <text:p text:style-name="P33">Néanmoins, avec les progrès continus dans le domaine de l'intelligence artificielle et des LLMs, il est envisageable que ces systèmes deviennent des partenaires de jeu, capables de rivaliser avec les joueurs humains. En fin de compte, l'intégration des LLMs dans ce jeu emblématique offre une opportunité unique d'explorer les frontières de l'intelligence artificielle et de repousser les limites de ce que les machines peuvent accomplir dans un environnement social et ludique.</text:p>
      <text:p text:style-name="P33"/>
      <text:p text:style-name="P23"/>
      <text:p text:style-name="P23"/>
      <text:p text:style-name="P23"/>
      <text:p text:style-name="P23"/>
      <text:p text:style-name="P23"/>
      <text:p text:style-name="P23"/>
      <text:p text:style-name="P23"/>
      <text:p text:style-name="P23"><text:span text:style-name="T11"/></text:p>
      <text:p text:style-name="P23"><text:span text:style-name="T11"/></text:p>
      <text:p text:style-name="P23"><text:span text:style-name="T11"/></text:p>
      <text:p text:style-name="P23"><text:span text:style-name="T11"/></text:p>
      <text:p text:style-name="P23"><text:soft-page-break/><text:span text:style-name="T11">R</text:span><text:span text:style-name="T15">éférences :</text:span></text:p>
      <text:p text:style-name="P11"/>
      <text:p text:style-name="P11"><text:span text:style-name="T47">[1] </text:span>Nakano, R., Hilton, J., Balaji, S., Wu, J., Ouyang, L., Kim, C., Hesse, C., Jain, S., Kosaraju, V., Saunders, W., et al. Webgpt: Browser-assisted question-answering with human feedback. arXiv preprint arXiv:2112.09332, 2021.</text:p>
      <text:p text:style-name="P16"/>
      <text:p text:style-name="P16"><text:span text:style-name="T47">[2] </text:span>Ge, Y., Hua, W., Ji, J., Tan, J., Xu, S., and Zhang, Y. Openagi: When llm meets domain experts. arXiv preprint arXiv:2304.04370, 2023.</text:p>
      <text:p text:style-name="P16"/>
      <text:p text:style-name="P31"><text:span text:style-name="T7">[3] </text:span><text:span text:style-name="T31">Michael Bowling, Neil Burch, Michael Johanson, and Oskari Tammelin. 2015. Heads-up limit hold’em poker is solved. Science, 347(6218):145–149. </text:span></text:p>
      <text:p text:style-name="P31"><text:span text:style-name="T31"/></text:p>
      <text:p text:style-name="P31"><text:span text:style-name="T35">[4 ] </text:span><text:span text:style-name="T31">Noam Brown and Tuomas Sandholm. 2018. Superhuman AI for heads-up no-limit poker: Libratus beats top professionals. Science, 359(6374):418–424.</text:span></text:p>
      <text:p text:style-name="P26"/>
      <text:p text:style-name="P16"/>
      <text:p text:style-name="Standard"><text:span text:style-name="T8">[5]</text:span><text:span text:style-name="T31"> Hirotaka Osawa, Fujio Toriumi, Daisuke Katagami, Kosuke Shinoda, and Michimasa Inaba. 2014. Designing protocol of werewolf game: Protocol for inference and persuasion. The 24th Fuzzy, Artificial Intelligence, Neural Networks and Computational Intelligence.</text:span></text:p>
      <text:p text:style-name="P26"/>
      <text:p text:style-name="P16"><text:span text:style-name="T49">[6] </text:span>Tianhe Wang and Tomoyuki Kaneko. 2018. Application of deep reinforcement learning in werewolf game agents. In TAAI 2018, pages 28–33. IEEE.</text:p>
      <text:p text:style-name="P16"/>
      <text:p text:style-name="Standard"><text:span text:style-name="T8">[7]</text:span><text:span text:style-name="T31"> Hisaichi Shibata, Soichiro Miki, and Yuta Nakamura. 2023. Playing the werewolf game with artificial intelligence for language understanding. arXiv preprint arXiv:2302.10646.</text:span></text:p>
      <text:p text:style-name="P26"/>
      <text:p text:style-name="P16"/>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4:32:22.992778309</meta:creation-date>
    <dc:date>2024-03-13T10:58:02.721761227</dc:date>
    <meta:editing-duration>PT1H37M29S</meta:editing-duration>
    <meta:editing-cycles>38</meta:editing-cycles>
    <meta:generator>LibreOffice/7.3.7.2$Linux_X86_64 LibreOffice_project/30$Build-2</meta:generator>
    <meta:document-statistic meta:table-count="0" meta:image-count="0" meta:object-count="0" meta:page-count="4" meta:paragraph-count="42" meta:word-count="932" meta:character-count="6272" meta:non-whitespace-character-count="5337"/>
  </office:meta>
</office:document-meta>
</file>